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7.923cm" style:rel-column-width="4492*"/>
    </style:style>
    <style:style style:name="Tabelle1.B" style:family="table-column">
      <style:table-column-properties style:column-width="3.676cm" style:rel-column-width="2084*"/>
    </style:style>
    <style:style style:name="Tabelle1.C" style:family="table-column">
      <style:table-column-properties style:column-width="7.401cm" style:rel-column-width="4196*"/>
    </style:style>
    <style:style style:name="Tabelle1.A1" style:family="table-cell">
      <style:table-cell-properties fo:padding="0.097cm" fo:border="0.05pt solid #000000"/>
    </style:style>
    <style:style style:name="Tabelle1.B1" style:family="table-cell">
      <style:table-cell-properties fo:padding="0.097cm" fo:border="none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Heading_20_2" style:list-style-name="">
      <style:text-properties fo:font-size="14pt" fo:font-style="italic" officeooo:rsid="001d8b9e" officeooo:paragraph-rsid="001ea875" style:font-size-asian="14pt" style:font-style-asian="italic" style:font-size-complex="14pt" style:font-style-complex="italic"/>
    </style:style>
    <style:style style:name="P2" style:family="paragraph" style:parent-style-name="Heading_20_2">
      <style:paragraph-properties fo:break-before="page"/>
      <style:text-properties officeooo:paragraph-rsid="001b93a1"/>
    </style:style>
    <style:style style:name="P3" style:family="paragraph" style:parent-style-name="Table_20_Contents">
      <style:text-properties style:font-name="Liberation Sans" fo:font-size="12pt" style:font-name-asian="Microsoft YaHei" style:font-size-asian="12pt" style:font-name-complex="Lucida Sans" style:font-size-complex="12pt"/>
    </style:style>
    <style:style style:name="P4" style:family="paragraph" style:parent-style-name="Table_20_Contents">
      <style:text-properties style:font-name="Liberation Sans" fo:font-size="12pt" officeooo:rsid="001f2619" officeooo:paragraph-rsid="001f2619" style:font-name-asian="Microsoft YaHei" style:font-size-asian="12pt" style:font-name-complex="Lucida Sans" style:font-size-complex="12pt"/>
    </style:style>
    <style:style style:name="P5" style:family="paragraph">
      <style:text-properties style:font-name="Arial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officeooo:rsid="001f2619"/>
    </style:style>
    <style:style style:name="T2" style:family="text">
      <style:text-properties style:font-name="Arial"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cm" svg:stroke-color="#000000" draw:marker-start-width="0.353cm" draw:marker-end="Short_20_line_20_Arrow" draw:marker-end-width="0.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Short_20_line_20_Arrow" draw:marker-end-width="0.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<draw:line text:anchor-type="paragraph" draw:z-index="1" draw:name="Form1_0" draw:style-name="gr2" draw:text-style-name="P7" svg:x1="11.34cm" svg:y1="3.363cm" svg:x2="7.99cm" svg:y2="3.358cm"><text:p/></draw:line><draw:frame text:anchor-type="paragraph" draw:z-index="2" draw:name="Form2" draw:style-name="gr1" draw:text-style-name="P6" svg:width="3.266cm" svg:height="1.463cm" svg:x="8.604cm" svg:y="2.639cm"><draw:text-box><text:p text:style-name="P5"><text:span text:style-name="T2">- meinRoller</text:span></text:p></draw:text-box></draw:frame>Roller</text:p>
          </table:table-cell>
          <table:table-cell table:style-name="Tabelle1.B1" table:number-rows-spanned="7" office:value-type="string">
            <text:p text:style-name="P3"/>
          </table:table-cell>
          <table:table-cell table:style-name="Tabelle1.A1" office:value-type="string">
            <text:p text:style-name="P4">Fahrer</text:p>
          </table:table-cell>
        </table:table-row>
        <table:table-row>
          <table:table-cell table:style-name="Tabelle1.A2" office:value-type="string">
            <text:p text:style-name="P3">- <text:span text:style-name="T1">tankstand: double</text:span></text:p>
            <text:p text:style-name="P3">- <text:span text:style-name="T1">kmStand: double</text:span></text:p>
            <text:p text:style-name="P3">- <text:span text:style-name="T1">maxTank: double</text:span></text:p>
            <text:p text:style-name="P3">- <text:span text:style-name="T1">verbrauchAuf100: double</text:span></text:p>
          </table:table-cell>
          <table:covered-table-cell/>
          <table:table-cell table:style-name="Tabelle1.A2" office:value-type="string">
            <text:p text:style-name="P3">- <text:span text:style-name="T1">name: String</text:span></text:p>
            <text:p text:style-name="P3">- <text:span text:style-name="T1">geldStand: double</text:span></text:p>
            <text:p text:style-name="P3"/>
          </table:table-cell>
        </table:table-row>
        <table:table-row>
          <table:table-cell table:style-name="Tabelle1.A2" office:value-type="string">
            <text:p text:style-name="P4">+ Roller(pMaxTank: double, <text:line-break/> <text:s text:c="13"/>pVerbrauch: double)</text:p>
            <text:p text:style-name="P4">+ tanken(pMenge: double): boolean</text:p>
            <text:p text:style-name="P4">+ fahren(pStrecke: double): boolean</text:p>
            <text:p text:style-name="P4">+ getKmStand(): double</text:p>
          </table:table-cell>
          <table:covered-table-cell/>
          <table:table-cell table:style-name="Tabelle1.A2" office:value-type="string">
            <text:p text:style-name="P4">+ Fahrer(pName: String, <text:line-break/> <text:s text:c="14"/>pGeld: double)</text:p>
            <text:p text:style-name="P4">+ geldErhoehen(pBetrag: double)</text:p>
            <text:p text:style-name="P4">+ getGeldStand(): double</text:p>
            <text:p text:style-name="P4">+ fahren(pStrecke: double): boolean</text:p>
            <text:p text:style-name="P4">+ tanken(pLiter: double): boolean</text:p>
            <text:p text:style-name="P4">+ setTankstelle(pTanstelle: Tankstelle)</text:p>
            <text:p text:style-name="P4">+ setRoller(pRoller: Roller)</text:p>
          </table:table-cell>
        </table:table-row>
        <table:table-row>
          <table:table-cell table:style-name="Tabelle1.B1" table:number-rows-spanned="4" office:value-type="string">
            <text:p text:style-name="P4"/>
          </table:table-cell>
          <table:covered-table-cell/>
          <table:table-cell table:style-name="Tabelle1.C4" office:value-type="string">
            <text:p text:style-name="P4"><draw:line text:anchor-type="paragraph" draw:z-index="0" draw:name="Form1" draw:style-name="gr3" draw:text-style-name="P8" svg:x1="3.842cm" svg:y1="0.019cm" svg:x2="3.842cm" svg:y2="1.48cm"><text:p/></draw:line><draw:frame text:anchor-type="paragraph" draw:z-index="3" draw:name="Form2_0" draw:style-name="gr1" draw:text-style-name="P6" svg:width="3.576cm" svg:height="1.463cm" svg:x="3.997cm" svg:y="0.337cm"><draw:text-box><text:p text:style-name="P5"><text:span text:style-name="T2">- meineTankstelle</text:span></text:p></draw:text-box></draw:frame></text:p>
            <text:p text:style-name="P4"/>
            <text:p text:style-name="P4"/>
          </table:table-cell>
        </table:table-row>
        <table:table-row>
          <table:covered-table-cell/>
          <table:covered-table-cell/>
          <table:table-cell table:style-name="Tabelle1.A2" office:value-type="string">
            <text:p text:style-name="P4">Tankstelle</text:p>
          </table:table-cell>
        </table:table-row>
        <table:table-row>
          <table:covered-table-cell/>
          <table:covered-table-cell/>
          <table:table-cell table:style-name="Tabelle1.A2" office:value-type="string">
            <text:p text:style-name="P4">- preisProLiter: double</text:p>
          </table:table-cell>
        </table:table-row>
        <table:table-row>
          <table:covered-table-cell/>
          <table:covered-table-cell/>
          <table:table-cell table:style-name="Tabelle1.A2" office:value-type="string">
            <text:p text:style-name="P4">+ Tankstelle(pPreis: double)</text:p>
            <text:p text:style-name="P4">+ preisAendern(pPreisNeu: double)</text:p>
            <text:p text:style-name="P4">+ getPreis(): double</text:p>
            <text:p text:style-name="P4">+ tanken(pLiter: double): double</text:p>
          </table:table-cell>
        </table:table-row>
      </table:table>
      <text:h text:style-name="P1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08T17:27:19.398000000</dc:date>
    <meta:editing-duration>PT1H11M12S</meta:editing-duration>
    <meta:editing-cycles>12</meta:editing-cycles>
    <meta:generator>LibreOffice/6.4.2.2$Windows_X86_64 LibreOffice_project/4e471d8c02c9c90f512f7f9ead8875b57fcb1ec3</meta:generator>
    <meta:print-date>2020-09-08T17:25:20.741000000</meta:print-date>
    <meta:document-statistic meta:table-count="1" meta:image-count="0" meta:object-count="0" meta:page-count="1" meta:paragraph-count="25" meta:word-count="78" meta:character-count="664" meta:non-whitespace-character-count="580"/>
  </office:meta>
</office:document-meta>
</file>